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pad Alps SKB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Andj00</text:p>
          </table:table-cell>
          <table:table-cell office:value-type="string" calcext:value-type="string">
            <text:p>Commiss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ins Row (4)</text:p>
          </table:table-cell>
          <table:table-cell office:value-type="string" calcext:value-type="string">
            <text:p>Pins Col (5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Di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Mul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M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00-00-00</text:date>, <text:time style:data-style-name="N2" text:time-value="17:13:38.802508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20:31:45.042799966</meta:creation-date>
    <dc:date>2022-03-22T01:23:16.966562034</dc:date>
    <meta:editing-duration>PT8H8S</meta:editing-duration>
    <meta:editing-cycles>2</meta:editing-cycles>
    <meta:generator>LibreOffice/7.3.1.3$Linux_X86_64 LibreOffice_project/30$Build-3</meta:generator>
    <meta:document-statistic meta:table-count="1" meta:cell-count="57" meta:object-count="0"/>
  </office:meta>
</office:document-meta>
</file>